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Times, serif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style:text-underline-style="none" fo:font-weight="normal" officeooo:rsid="000d349f" officeooo:paragraph-rsid="000d349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1.032cm" fo:margin-right="0cm" fo:margin-top="0cm" fo:margin-bottom="0cm" style:contextual-spacing="true" fo:text-indent="0cm" style:auto-text-indent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1.032cm" fo:margin-right="0cm" fo:margin-top="0cm" fo:margin-bottom="0cm" style:contextual-spacing="true" fo:text-indent="0cm" style:auto-text-indent="false"/>
      <style:text-properties style:font-name="Arial" fo:font-size="12pt" officeooo:paragraph-rsid="000f9511" style:font-size-asian="12pt" style:font-size-complex="12pt"/>
    </style:style>
    <style:style style:name="P4" style:family="paragraph" style:parent-style-name="Standard">
      <style:paragraph-properties fo:margin-left="1.032cm" fo:margin-right="0cm" fo:margin-top="0cm" fo:margin-bottom="0cm" style:contextual-spacing="true" fo:text-indent="0cm" style:auto-text-indent="false"/>
      <style:text-properties style:font-name="Arial" fo:font-size="12pt" officeooo:paragraph-rsid="0010ef34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4183c4" style:text-line-through-style="none" style:font-name="Arial" fo:font-size="12pt" fo:letter-spacing="normal" fo:font-style="normal" style:text-underline-style="none" fo:font-weight="normal" officeooo:paragraph-rsid="000bf533" style:text-blinking="false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paragraph-rsid="0010c717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true" style:line-height-at-least="0.661cm" fo:text-align="center" style:justify-single-word="false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paragraph-rsid="0006cbe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true" style:line-height-at-least="0.661cm" fo:text-align="start" style:justify-single-word="false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paragraph-rsid="0010c717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true" style:line-height-at-least="0.661cm" fo:text-align="center" style:justify-single-word="false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bold" officeooo:rsid="000bfb3f" officeooo:paragraph-rsid="000bfb3f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1.032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0bf533" style:font-size-asian="12pt" style:font-size-complex="12pt"/>
    </style:style>
    <style:style style:name="P11" style:family="paragraph" style:parent-style-name="Text_20_body">
      <style:paragraph-properties fo:margin-left="1.032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4183c4" style:text-line-through-style="none" style:font-name="Arial" fo:font-size="12pt" fo:letter-spacing="normal" fo:font-style="normal" style:text-underline-style="none" fo:font-weight="normal" officeooo:paragraph-rsid="000bf533" style:text-blinking="false" style:font-size-asian="12pt" style:font-size-complex="12pt"/>
    </style:style>
    <style:style style:name="P12" style:family="paragraph" style:parent-style-name="Text_20_body">
      <style:paragraph-properties fo:margin-left="1.032cm" fo:margin-right="0cm" fo:margin-top="0cm" fo:margin-bottom="0cm" style:contextual-spacing="true" style:line-height-at-least="0.661cm" fo:text-indent="0cm" style:auto-text-indent="false"/>
      <style:text-properties fo:font-variant="normal" fo:text-transform="none" fo:color="#4183c4" style:text-line-through-style="none" style:font-name="Arial" fo:font-size="12pt" fo:letter-spacing="normal" fo:font-style="normal" style:text-underline-style="none" fo:font-weight="normal" officeooo:paragraph-rsid="000f9511" style:text-blinking="false" style:font-size-asian="12pt" style:font-size-complex="12pt"/>
    </style:style>
    <style:style style:name="P13" style:family="paragraph" style:parent-style-name="Text_20_body">
      <style:paragraph-properties fo:margin-left="1.032cm" fo:margin-right="0cm" fo:margin-top="0cm" fo:margin-bottom="0cm" style:contextual-spacing="true" style:line-height-at-least="0.661cm" fo:text-indent="0cm" style:auto-text-indent="false"/>
      <style:text-properties officeooo:paragraph-rsid="000bf533"/>
    </style:style>
    <style:style style:name="T1" style:family="text">
      <style:text-properties fo:font-variant="normal" fo:text-transform="none" fo:color="#4183c4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4183c4" style:text-line-through-style="none" style:font-name="Arial" fo:font-size="12pt" fo:letter-spacing="normal" fo:font-style="normal" fo:font-weight="normal" style:text-blinking="false" style:font-size-asian="12pt" style:font-size-complex="12pt"/>
    </style:style>
    <style:style style:name="T3" style:family="text">
      <style:text-properties fo:font-variant="normal" fo:text-transform="none" fo:color="#4183c4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4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80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00080" style:text-line-through-style="none" style:font-name="Arial" fo:font-size="12pt" fo:letter-spacing="normal" fo:font-style="normal" fo:font-weight="normal" style:text-blinking="false" style:font-size-asian="12pt" style:font-size-complex="12pt"/>
    </style:style>
    <style:style style:name="T8" style:family="text">
      <style:text-properties fo:font-variant="normal" fo:text-transform="none" fo:color="#000080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099ff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2323dc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99ccff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23b8dc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0066cc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font-size-complex="12pt"/>
    </style:style>
    <style:style style:name="T14" style:family="text">
      <style:text-properties style:text-underline-style="none" officeooo:rsid="0010c717"/>
    </style:style>
    <style:style style:name="T15" style:family="text">
      <style:text-properties style:text-underline-style="none" officeooo:rsid="0010ef34"/>
    </style:style>
    <style:style style:name="T16" style:family="text">
      <style:text-properties officeooo:rsid="000f9511"/>
    </style:style>
    <style:style style:name="T17" style:family="text">
      <style:text-properties fo:color="#000000" officeooo:rsid="000f9511"/>
    </style:style>
    <style:style style:name="T18" style:family="text">
      <style:text-properties officeooo:rsid="0010c717"/>
    </style:style>
    <style:style style:name="T19" style:family="text">
      <style:text-properties officeooo:rsid="0010ef34"/>
    </style:style>
    <style:style style:name="T20" style:family="text">
      <style:text-properties fo:color="#0066cc"/>
    </style:style>
    <style:style style:name="T21" style:family="text">
      <style:text-properties fo:color="#0066cc" officeooo:rsid="000f95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equently Asked Questions:</text:p>
      <text:p text:style-name="P1">1.</text:p>
      <text:p text:style-name="P1">2.</text:p>
      <text:p text:style-name="P1"/>
      <text:p text:style-name="P7">Links used for reference:</text:p>
      <text:p text:style-name="P7"/>
      <text:p text:style-name="P8"><text:span text:style-name="T18">Registration</text:span></text:p>
      <text:p text:style-name="P10">Starting a business in the Philippines</text:p>
      <text:p text:style-name="P13"><text:a xlink:type="simple" xlink:href="http://www.doingbusiness.org/data/exploreeconomies/philippines/starting-a-business"><text:span text:style-name="T13">http://www.doingbusiness.org/data/exploreeconomies/philippines/starting-a-business</text:span></text:a></text:p>
      <text:p text:style-name="P11"/>
      <text:p text:style-name="P10">Registering a non-stock, non-profit organization</text:p>
      <text:p text:style-name="P13"><text:a xlink:type="simple" xlink:href="http://www.tripleiconsulting.com/main/philippines-business-guides-tips-and-news-blog/154-registering-a-non-stocknon-profit-corporation"><text:span text:style-name="T13">http://www.tripleiconsulting.com/main/philippines-business-guides-tips-and-news-blog/154-registering-a-non-stocknon-profit-corporation</text:span></text:a></text:p>
      <text:p text:style-name="P11"/>
      <text:p text:style-name="P10">How to register a NON-Stock, NON-Profit CORPORATION with the Philippines SEC</text:p>
      <text:p text:style-name="P13"><text:a xlink:type="simple" xlink:href="http://bongcorpuz.com/2011/02/18/how-to-register-a-non-stock-non-profit-corporation-with-the-philippines/"><text:span text:style-name="T13">http://bongcorpuz.com/2011/02/18/how-to-register-a-non-stock-non-profit-corporation-with-the-philippines/</text:span></text:a></text:p>
      <text:p text:style-name="P11"/>
      <text:p text:style-name="P12"><text:span text:style-name="T17">The Corporation Code of the Philippines - Title XI</text:span></text:p>
      <text:p text:style-name="P11"><text:a xlink:type="simple" xlink:href="http://www.chanrobles.com/legal5title11.htm#.UeuY40AW0RM"><text:span text:style-name="T20">http://www.chanrobles.com/legal5title11.htm#.UeuY40AW0RM</text:span></text:a></text:p>
      <text:p text:style-name="P5"><text:span text:style-name="T18"/></text:p>
      <text:p text:style-name="P6"><text:span text:style-name="T18">Accounting Courses and Software Choices</text:span></text:p>
      <text:p text:style-name="P10">Intro to Financial Accounting</text:p>
      <text:p text:style-name="P13"><text:a xlink:type="simple" xlink:href="https://www.coursera.org/course/accounting"><text:span text:style-name="T13">https://www.coursera.org/course/accounting</text:span></text:a></text:p>
      <text:p text:style-name="P2"/>
      <text:p text:style-name="P3"><text:span text:style-name="T16">GNU Cash</text:span></text:p>
      <text:p text:style-name="P3"><text:a xlink:type="simple" xlink:href="http://www.gnucash.org/"><text:span text:style-name="T21">http://www.gnucash.org/</text:span></text:a></text:p>
      <text:p text:style-name="P3"><text:span text:style-name="T16"/></text:p>
      <text:p text:style-name="P4"><text:span text:style-name="T19">Wave Accounting</text:span></text:p>
      <text:p text:style-name="P4"><text:a xlink:type="simple" xlink:href="https://www.waveapps.com/"><text:span text:style-name="T20">https://www.waveapp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Times, serif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aela Reyes</meta:initial-creator>
    <meta:creation-date>2013-07-21T14:37:41</meta:creation-date>
    <dc:date>2013-07-21T16:27:35</dc:date>
    <dc:creator>Micaela Reyes</dc:creator>
    <meta:editing-duration>PT11M19S</meta:editing-duration>
    <meta:editing-cycles>14</meta:editing-cycles>
    <meta:generator>LibreOffice/4.0.2.2$Linux_X86_64 LibreOffice_project/400m0$Build-2</meta:generator>
    <meta:document-statistic meta:table-count="0" meta:image-count="0" meta:object-count="0" meta:page-count="1" meta:paragraph-count="20" meta:word-count="61" meta:character-count="838" meta:non-whitespace-character-count="797"/>
  </office:meta>
</office:document-meta>
</file>